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 fo:text-align="center" style:justify-single-word="false"/>
      <style:text-properties style:use-window-font-color="true" loext:opacity="0%" style:font-name="Liberation Sans" fo:font-size="20pt" fo:font-weight="normal" officeooo:rsid="0000b0d5" officeooo:paragraph-rsid="0000b0d5" fo:background-color="transparent" style:font-size-asian="20pt" style:font-size-complex="20pt"/>
    </style:style>
    <style:style style:name="P2" style:family="paragraph" style:parent-style-name="Standard">
      <style:paragraph-properties style:line-height-at-least="0.402cm" fo:text-align="center" style:justify-single-word="false"/>
      <style:text-properties style:use-window-font-color="true" loext:opacity="0%" style:font-name="Liberation Sans" fo:font-size="20pt" fo:font-weight="normal" fo:background-color="transparen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20pt" fo:background-color="transparent" style:font-size-asian="20pt" style:font-size-complex="20pt"/>
    </style:style>
    <style:style style:name="T1" style:family="text">
      <style:text-properties officeooo:rsid="0000b0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bleau</text:p>
      <text:p text:style-name="P2"/>
      <text:p text:style-name="P2">Theresa Mickael <text:span text:style-name="T1">|</text:span> Varun Youva <text:span text:style-name="T1">|</text:span> Whitney Esra </text:p>
      <text:p text:style-name="P2">Jannat Fatou <text:span text:style-name="T1">| </text:span>Salma Zuhayr <text:span text:style-name="T1">| </text:span>Athithyan Flavio </text:p>
      <text:p text:style-name="P2">Lea Nathan <text:span text:style-name="T1">| </text:span>Martina Zaki <text:span text:style-name="T1">| </text:span>Sinde Tasnime 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1:35:58.903000000</meta:creation-date>
    <dc:date>2025-03-21T11:38:02.727000000</dc:date>
    <meta:editing-duration>PT2M5S</meta:editing-duration>
    <meta:editing-cycles>1</meta:editing-cycles>
    <meta:document-statistic meta:table-count="0" meta:image-count="0" meta:object-count="0" meta:page-count="1" meta:paragraph-count="4" meta:word-count="25" meta:character-count="141" meta:non-whitespace-character-count="117"/>
    <meta:generator>LibreOffice/7.4.3.2$Windows_X86_64 LibreOffice_project/1048a8393ae2eeec98dff31b5c133c5f1d08b890</meta:generator>
  </office:meta>
</office:document-meta>
</file>